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19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0874in"/>
    </style:style>
    <style:style style:name="co4" style:family="table-column">
      <style:table-column-properties fo:break-before="auto" style:column-width="1.00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78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(parts/hour)</text:p>
          </table:table-cell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Weekly Demand</text:p>
          </table:table-cell>
          <table:table-cell table:style-name="ce1" office:value-type="string">
            <text:p>Machine 1</text:p>
          </table:table-cell>
          <table:table-cell table:style-name="ce1" office:value-type="string">
            <text:p>Machine 2</text:p>
          </table:table-cell>
          <table:table-cell table:style-name="ce1" office:value-type="string">
            <text:p>Machine 3</text:p>
          </table:table-cell>
          <table:table-cell table:style-name="ce1" office:value-type="string">
            <text:p>Machine 4</text:p>
          </table:table-cell>
          <table:table-cell table:style-name="ce1" office:value-type="string">
            <text:p>Machine 5</text:p>
          </table:table-cell>
          <table:table-cell table:style-name="ce1" office:value-type="string">
            <text:p>Produced</text:p>
          </table:table-cell>
          <table:table-cell table:style-name="ce1" office:value-type="string">
            <text:p>Yield Factor</text:p>
          </table:table-cell>
          <table:table-cell table:style-name="ce1" office:value-type="string">
            <text:p>Quality Produced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450">
            <text:p>245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5">
            <text:p>35</text:p>
          </table:table-cell>
          <table:table-cell table:style-name="ce2" table:number-columns-repeated="3"/>
          <table:table-cell table:style-name="ce2" table:formula="of:=[.C4]*[.D13]+[.D4]*[.D15]" office:value-type="float" office:value="4083.33333333333">
            <text:p>4083.3333333333</text:p>
          </table:table-cell>
          <table:table-cell table:style-name="ce2" office:value-type="float" office:value="0.6">
            <text:p>0.6</text:p>
          </table:table-cell>
          <table:table-cell table:style-name="ce2" table:formula="of:=[.H4]*[.I4]" office:value-type="float" office:value="2450">
            <text:p>245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2100">
            <text:p>2100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5">
            <text:p>35</text:p>
          </table:table-cell>
          <table:table-cell table:style-name="ce2"/>
          <table:table-cell table:style-name="ce2" table:formula="of:=[.D5]*[.D16]+[.E5]*[.D17]+[.F5]*[.D19]" office:value-type="float" office:value="3818.18181818182">
            <text:p>3818.1818181818</text:p>
          </table:table-cell>
          <table:table-cell table:style-name="ce2" office:value-type="float" office:value="0.55">
            <text:p>0.55</text:p>
          </table:table-cell>
          <table:table-cell table:style-name="ce2" table:formula="of:=[.H5]*[.I5]" office:value-type="float" office:value="2100">
            <text:p>210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2900">
            <text:p>2900</text:p>
          </table:table-cell>
          <table:table-cell table:style-name="ce2" table:number-columns-repeated="3"/>
          <table:table-cell table:style-name="ce2" office:value-type="float" office:value="50">
            <text:p>50</text:p>
          </table:table-cell>
          <table:table-cell table:style-name="ce2"/>
          <table:table-cell table:style-name="ce2" table:formula="of:=[.F6]*[.D20]" office:value-type="float" office:value="3866.66666666667">
            <text:p>3866.6666666667</text:p>
          </table:table-cell>
          <table:table-cell table:style-name="ce2" office:value-type="float" office:value="0.75">
            <text:p>0.75</text:p>
          </table:table-cell>
          <table:table-cell table:style-name="ce2" table:formula="of:=[.H6]*[.I6]" office:value-type="float" office:value="2900">
            <text:p>290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800">
            <text:p>2800</text:p>
          </table:table-cell>
          <table:table-cell table:style-name="ce2" office:value-type="float" office:value="60">
            <text:p>60</text:p>
          </table:table-cell>
          <table:table-cell table:style-name="ce2" table:number-columns-repeated="3"/>
          <table:table-cell table:style-name="ce2" office:value-type="float" office:value="60">
            <text:p>60</text:p>
          </table:table-cell>
          <table:table-cell table:style-name="ce2" table:formula="of:=[.C7]*[.D14]+[.G7]*[.D21]" office:value-type="float" office:value="4307.69230769231">
            <text:p>4307.6923076923</text:p>
          </table:table-cell>
          <table:table-cell table:style-name="ce2" office:value-type="float" office:value="0.65">
            <text:p>0.65</text:p>
          </table:table-cell>
          <table:table-cell table:style-name="ce2" table:formula="of:=[.H7]*[.I7]" office:value-type="float" office:value="2800">
            <text:p>280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960">
            <text:p>1960</text:p>
          </table:table-cell>
          <table:table-cell table:style-name="ce2" table:number-columns-repeated="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 table:formula="of:=[.E8]*[.D18]+[.G8]*[.D22]" office:value-type="float" office:value="3266.66666666667">
            <text:p>3266.6666666667</text:p>
          </table:table-cell>
          <table:table-cell table:style-name="ce2" office:value-type="float" office:value="0.6">
            <text:p>0.6</text:p>
          </table:table-cell>
          <table:table-cell table:style-name="ce2" table:formula="of:=[.H8]*[.I8]" office:value-type="float" office:value="1960">
            <text:p>19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>
            <text:p>Decisions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chine-Part</text:p>
          </table:table-cell>
          <table:table-cell table:style-name="ce3" office:value-type="string">
            <text:p>Regular Hours</text:p>
          </table:table-cell>
          <table:table-cell table:style-name="ce3" office:value-type="string">
            <text:p>Overtime Hours</text:p>
          </table:table-cell>
          <table:table-cell table:style-name="ce3" office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>
            <text:p>M1P1</text:p>
          </table:table-cell>
          <table:table-cell office:value-type="float" office:value="32.0833333333334">
            <text:p>32.0833333333</text:p>
          </table:table-cell>
          <table:table-cell office:value-type="float" office:value="0">
            <text:p>0</text:p>
          </table:table-cell>
          <table:table-cell table:formula="of:=SUM([.B13:.C13])" office:value-type="float" office:value="32.0833333333334">
            <text:p>32.0833333333</text:p>
          </table:table-cell>
          <table:table-cell table:number-columns-repeated="6"/>
        </table:table-row>
        <table:table-row table:style-name="ro1">
          <table:table-cell office:value-type="string">
            <text:p>M1P4</text:p>
          </table:table-cell>
          <table:table-cell office:value-type="float" office:value="47.9166666666666">
            <text:p>47.9166666667</text:p>
          </table:table-cell>
          <table:table-cell office:value-type="float" office:value="0">
            <text:p>0</text:p>
          </table:table-cell>
          <table:table-cell table:formula="of:=SUM([.B14:.C14])" office:value-type="float" office:value="47.9166666666666">
            <text:p>47.9166666667</text:p>
          </table:table-cell>
          <table:table-cell table:number-columns-repeated="6"/>
        </table:table-row>
        <table:table-row table:style-name="ro1">
          <table:table-cell office:value-type="string">
            <text:p>M2P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SUM([.B15:.C15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string">
            <text:p>M2P2</text:p>
          </table:table-cell>
          <table:table-cell table:number-columns-repeated="2" office:value-type="float" office:value="0">
            <text:p>0</text:p>
          </table:table-cell>
          <table:table-cell table:formula="of:=SUM([.B16:.C16]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3P2</text:p>
          </table:table-cell>
          <table:table-cell office:value-type="float" office:value="77.4949494949495">
            <text:p>77.4949494949</text:p>
          </table:table-cell>
          <table:table-cell office:value-type="float" office:value="0">
            <text:p>0</text:p>
          </table:table-cell>
          <table:table-cell table:formula="of:=SUM([.B17:.C17])" office:value-type="float" office:value="77.4949494949495">
            <text:p>77.4949494949</text:p>
          </table:table-cell>
          <table:table-cell table:number-columns-repeated="6"/>
        </table:table-row>
        <table:table-row table:style-name="ro1">
          <table:table-cell office:value-type="string">
            <text:p>M3P5</text:p>
          </table:table-cell>
          <table:table-cell office:value-type="float" office:value="2.50505050505051">
            <text:p>2.5050505051</text:p>
          </table:table-cell>
          <table:table-cell office:value-type="float" office:value="0">
            <text:p>0</text:p>
          </table:table-cell>
          <table:table-cell table:formula="of:=SUM([.B18:.C18])" office:value-type="float" office:value="2.50505050505051">
            <text:p>2.5050505051</text:p>
          </table:table-cell>
          <table:table-cell table:number-columns-repeated="6"/>
        </table:table-row>
        <table:table-row table:style-name="ro1">
          <table:table-cell office:value-type="string">
            <text:p>M4P2</text:p>
          </table:table-cell>
          <table:table-cell office:value-type="float" office:value="42.6666666666667">
            <text:p>42.6666666667</text:p>
          </table:table-cell>
          <table:table-cell office:value-type="float" office:value="0">
            <text:p>0</text:p>
          </table:table-cell>
          <table:table-cell table:formula="of:=SUM([.B19:.C19])" office:value-type="float" office:value="42.6666666666667">
            <text:p>42.6666666667</text:p>
          </table:table-cell>
          <table:table-cell table:number-columns-repeated="6"/>
        </table:table-row>
        <table:table-row table:style-name="ro1">
          <table:table-cell office:value-type="string">
            <text:p>M4P3</text:p>
          </table:table-cell>
          <table:table-cell office:value-type="float" office:value="37.3333333333333">
            <text:p>37.3333333333</text:p>
          </table:table-cell>
          <table:table-cell office:value-type="float" office:value="40">
            <text:p>40</text:p>
          </table:table-cell>
          <table:table-cell table:formula="of:=SUM([.B20:.C20])" office:value-type="float" office:value="77.3333333333333">
            <text:p>77.3333333333</text:p>
          </table:table-cell>
          <table:table-cell table:number-columns-repeated="6"/>
        </table:table-row>
        <table:table-row table:style-name="ro1">
          <table:table-cell office:value-type="string">
            <text:p>M5P4</text:p>
          </table:table-cell>
          <table:table-cell office:value-type="float" office:value="16.9212121212121">
            <text:p>16.9212121212</text:p>
          </table:table-cell>
          <table:table-cell office:value-type="float" office:value="6.95699300699302">
            <text:p>6.956993007</text:p>
          </table:table-cell>
          <table:table-cell table:formula="of:=SUM([.B21:.C21])" office:value-type="float" office:value="23.8782051282051">
            <text:p>23.8782051282</text:p>
          </table:table-cell>
          <table:table-cell table:number-columns-repeated="6"/>
        </table:table-row>
        <table:table-row table:style-name="ro1">
          <table:table-cell office:value-type="string">
            <text:p>M5P5</text:p>
          </table:table-cell>
          <table:table-cell office:value-type="float" office:value="63.0787878787879">
            <text:p>63.0787878788</text:p>
          </table:table-cell>
          <table:table-cell office:value-type="float" office:value="0">
            <text:p>0</text:p>
          </table:table-cell>
          <table:table-cell table:formula="of:=SUM([.B22:.C22])" office:value-type="float" office:value="63.0787878787879">
            <text:p>63.0787878788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OTAL</text:p>
          </table:table-cell>
          <table:table-cell table:formula="of:=SUM([.B13:.B22])" office:value-type="float" office:value="400">
            <text:p>400</text:p>
          </table:table-cell>
          <table:table-cell table:formula="of:=SUM([.C13:.C22])" office:value-type="float" office:value="46.956993006993">
            <text:p>46.9569930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Objective</text:p>
          </table:table-cell>
          <table:table-cell table:formula="of:=[.C23]" office:value-type="float" office:value="46.956993006993">
            <text:p>46.956993007</text:p>
          </table:table-cell>
          <table:table-cell office:value-type="string">
            <text:p>Previous</text:p>
          </table:table-cell>
          <table:table-cell office:value-type="float" office:value="44.156993006993">
            <text:p>44.156993007</text:p>
          </table:table-cell>
          <table:table-cell office:value-type="string">
            <text:p>Difference</text:p>
          </table:table-cell>
          <table:table-cell table:formula="of:=ABS([.B25]-[.D25])" office:value-type="float" office:value="2.8">
            <text:p>2.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>
            <text:p>Constraints</text:p>
          </table:table-cell>
          <table:table-cell table:number-columns-repeated="9"/>
        </table:table-row>
        <table:table-row table:style-name="ro1">
          <table:table-cell table:style-name="ce3" office:value-type="string">
            <text:p>- Capacity --</text:p>
          </table:table-cell>
          <table:table-cell table:number-columns-repeated="9"/>
        </table:table-row>
        <table:table-row table:style-name="ro1">
          <table:table-cell office:value-type="string">
            <text:p>Machine</text:p>
          </table:table-cell>
          <table:table-cell office:value-type="string">
            <text:p>Regular Hours</text:p>
          </table:table-cell>
          <table:table-cell office:value-type="string">
            <text:p>Overtime Hours</text:p>
          </table:table-cell>
          <table:table-cell office:value-type="string">
            <text:p>Total Hour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B13]+[.B14]" office:value-type="float" office:value="80">
            <text:p>80</text:p>
          </table:table-cell>
          <table:table-cell table:formula="of:=[.C13]+[.C14]" office:value-type="float" office:value="0">
            <text:p>0</text:p>
          </table:table-cell>
          <table:table-cell table:formula="of:=SUM([.B31:.C31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f:=[.B15]+[.B16]" office:value-type="float" office:value="80">
            <text:p>80</text:p>
          </table:table-cell>
          <table:table-cell table:formula="of:=[.C15]+[.C16]" office:value-type="float" office:value="0">
            <text:p>0</text:p>
          </table:table-cell>
          <table:table-cell table:formula="of:=SUM([.B32:.C32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f:=SUM([.B17:.B18])" office:value-type="float" office:value="80">
            <text:p>80</text:p>
          </table:table-cell>
          <table:table-cell table:formula="of:=SUM([.C17:.C18])" office:value-type="float" office:value="0">
            <text:p>0</text:p>
          </table:table-cell>
          <table:table-cell table:formula="of:=SUM([.B33:.C33])" office:value-type="float" office:value="80">
            <text:p>8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SUM([.B19:.B20])" office:value-type="float" office:value="80">
            <text:p>80</text:p>
          </table:table-cell>
          <table:table-cell table:formula="of:=SUM([.C19:.C20])" office:value-type="float" office:value="40">
            <text:p>40</text:p>
          </table:table-cell>
          <table:table-cell table:formula="of:=SUM([.B34:.C34])" office:value-type="float" office:value="120">
            <text:p>12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f:=SUM([.B21:.B22])" office:value-type="float" office:value="80">
            <text:p>80</text:p>
          </table:table-cell>
          <table:table-cell table:formula="of:=SUM([.C21:.C22])" office:value-type="float" office:value="6.95699300699302">
            <text:p>6.956993007</text:p>
          </table:table-cell>
          <table:table-cell table:formula="of:=SUM([.B35:.C35])" office:value-type="float" office:value="86.956993006993">
            <text:p>86.956993007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>
            <text:p>&lt;=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table:formula="of:=SUM([.B37:.C37])" office:value-type="float" office:value="120">
            <text:p>12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- Production -</text:p>
          </table:table-cell>
          <table:table-cell table:number-columns-repeated="9"/>
        </table:table-row>
        <table:table-row table:style-name="ro1">
          <table:table-cell office:value-type="string">
            <text:p>Quality Produced</text:p>
          </table:table-cell>
          <table:table-cell office:value-type="string">
            <text:p>=</text:p>
          </table:table-cell>
          <table:table-cell office:value-type="string">
            <text:p>Weekly Demand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5/24/2015</text:date>, <text:time>14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phonso Ezequiel</meta:initial-creator>
    <meta:creation-date>2015-05-24T13:28:30</meta:creation-date>
    <dc:date>2015-05-24T14:29:45</dc:date>
    <dc:creator>Carlos Alphonso Ezequiel</dc:creator>
    <meta:editing-duration>PT1H1M15S</meta:editing-duration>
    <meta:editing-cycles>38</meta:editing-cycles>
    <meta:generator>OpenOffice.org/3.3$Unix OpenOffice.org_project/330m20$Build-9567</meta:generator>
    <meta:document-statistic meta:table-count="3" meta:cell-count="136" meta:object-count="0"/>
  </office:meta>
</office:document-meta>
</file>